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ocs-Roboto" svg:font-family="Docs-Roboto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2.0165in"/>
    </style:style>
    <style:style style:name="co3" style:family="table-column">
      <style:table-column-properties fo:break-before="auto" style:column-width="2.2374in"/>
    </style:style>
    <style:style style:name="co4" style:family="table-column">
      <style:table-column-properties fo:break-before="auto" style:column-width="2.0063in"/>
    </style:style>
    <style:style style:name="co5" style:family="table-column">
      <style:table-column-properties fo:break-before="auto" style:column-width="1.939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ocs-Roboto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vertical-align="botto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Вводные парамерты</text:p>
          </table:table-cell>
          <table:table-cell table:style-name="ce1" office:value-type="string" calcext:value-type="string">
            <text:p>ОР</text:p>
          </table:table-cell>
          <table:table-cell table:style-name="ce1" office:value-type="string" calcext:value-type="string">
            <text:p>ФР</text:p>
          </table:table-cell>
          <table:table-cell table:style-name="ce1" office:value-type="string" calcext:value-type="string">
            <text:p>Статус</text:p>
          </table:table-cell>
          <table:table-cell table:style-name="ce1"/>
          <table:table-cell table:number-columns-repeated="57"/>
        </table:table-row>
        <table:table-row table:style-name="ro1">
          <table:table-cell/>
          <table:table-cell table:style-name="ce3" office:value-type="string" calcext:value-type="string">
            <text:p>Обязательные поля</text:p>
          </table:table-cell>
          <table:table-cell table:number-columns-repeated="6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Обязательные поля <text:s/>Name, Email, Password заполнены</text:p>
          </table:table-cell>
          <table:table-cell table:style-name="ce1" office:value-type="string" calcext:value-type="string">
            <text:p>Name: "Katya", email: "katya1@gmail.com", password: "12345678A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Обязатльные поля, заполнено только обязательное "name"</text:p>
          </table:table-cell>
          <table:table-cell table:style-name="ce1" office:value-type="string" calcext:value-type="string">
            <text:p>Name: "Katya", остальные поля пустые</text:p>
          </table:table-cell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Обязательные поля, заполнено "Password", остальные поля пустые</text:p>
          </table:table-cell>
          <table:table-cell table:style-name="ce1" office:value-type="string" calcext:value-type="string">
            <text:p>Password: "12345678F", остальные поля пустые</text:p>
          </table:table-cell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Обязательные поля, заполнен только email</text:p>
          </table:table-cell>
          <table:table-cell table:style-name="ce1" office:value-type="string" calcext:value-type="string">
            <text:p>Email: "katya1@gmail.com"</text:p>
          </table:table-cell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Обязательные поля, все поля пустые</text:p>
          </table:table-cell>
          <table:table-cell table:style-name="ce1" office:value-type="string" calcext:value-type="string">
            <text:p>Все поля пустые</text:p>
          </table:table-cell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Обязательные поля</text:p>
          </table:table-cell>
          <table:table-cell table:style-name="ce1" office:value-type="string" calcext:value-type="string">
            <text:p>Заполнены все поля, в том числе необязательное: Name: "Katya", Surname: "Katina", email: "katya1@gmail.com", password: "12345678F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5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обязательные поля. Заполнены только Name, Surname</text:p>
          </table:table-cell>
          <table:table-cell table:style-name="ce1" office:value-type="string" calcext:value-type="string">
            <text:p>Name: "Katya" Surname: "Katina"</text:p>
          </table:table-cell>
          <table:table-cell table:style-name="ce1" office:value-type="string" calcext:value-type="string">
            <text:p>Error</text:p>
          </table:table-cell>
          <table:table-cell table:style-name="ce5" office:value-type="string" calcext:value-type="string">
            <text:p>Регистрация успешна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/>
          <table:table-cell table:style-name="ce3" office:value-type="string" calcext:value-type="string">
            <text:p>Поле "Password"</text:p>
          </table:table-cell>
          <table:table-cell table:style-name="ce1" table:number-columns-repeated="2"/>
          <table:table-cell table:style-name="ce5"/>
          <table:table-cell table:style-name="ce1"/>
          <table:table-cell table:number-columns-repeated="5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Требования к "Password" минимум 8 символов</text:p>
          </table:table-cell>
          <table:table-cell table:style-name="ce1" office:value-type="string" calcext:value-type="string">
            <text:p>8 символов: 1234567F заполнены только обязательные поля <text:s/>Name: "Katya", email: "katya1@gmail.com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Требования к "Password" максимум 24 символа</text:p>
          </table:table-cell>
          <table:table-cell table:style-name="ce1" office:value-type="string" calcext:value-type="string">
            <text:p>24 символа: 1234567890QwetyUiopasdf3 заполнены только обязательные поля <text:s/>Name: "Katya", email: "katya1@gmail.com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Требования к "Password" минимум 8 символов, все поля заполнены</text:p>
          </table:table-cell>
          <table:table-cell table:style-name="ce5" office:value-type="string" calcext:value-type="string">
            <text:p>8 символов: 1234567F заполнены все поля, в том числе необязательное: Name: "Katya", Surname: "Katina", email: "katya1@gmail.com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7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5" office:value-type="string" calcext:value-type="string">
            <text:p>Требования к "Password" максимум 24 символа, все поля заполнены</text:p>
          </table:table-cell>
          <table:table-cell table:style-name="ce5" office:value-type="string" calcext:value-type="string">
            <text:p>24 символа: 1234567890QwetyUiopasdf3 заполнены все поля, в том числе необязательное: Name: "Katya", Surname: "Katina", email: "katya1@gmail.com"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Требования к "Password" разрешенный символ @</text:p>
          </table:table-cell>
          <table:table-cell table:style-name="ce5" office:value-type="string" calcext:value-type="string">
            <text:p>Password: 1234567F@ заполнены только обязательные поля <text:s/>Name: "Katya", email: "katya1@gmail.com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string" calcext:value-type="string">
            <text:p>Требования к "Password" разрешенный символ _</text:p>
          </table:table-cell>
          <table:table-cell table:style-name="ce5" office:value-type="string" calcext:value-type="string">
            <text:p>Password: 1234567F_ заполнены только обязательные поля <text:s/>Name: "Katya", email: "katya1@gmail.com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office:value-type="string" calcext:value-type="string">
            <text:p>Требования к "Password" разрешенный символ :</text:p>
          </table:table-cell>
          <table:table-cell table:style-name="ce5" office:value-type="string" calcext:value-type="string">
            <text:p>Password: 1234567F: заполнены только обязательные поля Name: "Katya", email: "katya1@gmail.com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string" calcext:value-type="string">
            <text:p>Требования к "Password" разрешенный символ @ заполнены все поля</text:p>
          </table:table-cell>
          <table:table-cell table:style-name="ce5" office:value-type="string" calcext:value-type="string">
            <text:p>Password: 1234567F@ все поля заполнены, в том числе необязательное: Name: "Katya", Surname: "Katina", email: "katya1@gmail.com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7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office:value-type="string" calcext:value-type="string">
            <text:p>Требования к "Password" разрешенный символ _ все поля заполнены</text:p>
          </table:table-cell>
          <table:table-cell table:style-name="ce5" office:value-type="string" calcext:value-type="string">
            <text:p>Password: 1234567F_ все поля заполнены, в том числе необязательное: Name: "Katya", Surname: "Katina", email: "katya1@gmail.com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7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string" calcext:value-type="string">
            <text:p>Требования к "Password" разрешенный символ : все поля заполнены</text:p>
          </table:table-cell>
          <table:table-cell table:style-name="ce1" office:value-type="string" calcext:value-type="string">
            <text:p>Password: 1234567F: все поля заполнены, в том числе необязательное: Name: "Katya", Surname: "Katina", email: "katya1@gmail.com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5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5" office:value-type="string" calcext:value-type="string">
            <text:p>Требования к "Password" только латиница</text:p>
          </table:table-cell>
          <table:table-cell table:style-name="ce1" office:value-type="string" calcext:value-type="string">
            <text:p>Password: 1234567Ц все поля заполнены, <text:s/>в том числе необязательное: Name: "Katya", Surname: "Katina", email: "katya1@gmail.com"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5" office:value-type="string" calcext:value-type="string">
            <text:p>Требования к "Password" минимум одна заглавная буква</text:p>
          </table:table-cell>
          <table:table-cell table:style-name="ce5" office:value-type="string" calcext:value-type="string">
            <text:p>Password 12345678F все поля заполнены, в том числе необязательное: Name: "Katya", Surname: "Katina", email: "katya1@gmail.com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7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2" office:value-type="date" office:date-value="2021-01-19" calcext:value-type="date">
            <text:p>19.1</text:p>
          </table:table-cell>
          <table:table-cell table:style-name="ce1" office:value-type="string" calcext:value-type="string">
            <text:p>Требования к "Password" минимум одна заглавная буква</text:p>
          </table:table-cell>
          <table:table-cell table:style-name="ce5" office:value-type="string" calcext:value-type="string">
            <text:p>Password 12345678 все поля заполнены, в том числе необязательное: Name: "Katya", Surname: "Katina", email: "katya1@gmail.com"</text:p>
          </table:table-cell>
          <table:table-cell table:style-name="ce1" office:value-type="string" calcext:value-type="string">
            <text:p>Error</text:p>
          </table:table-cell>
          <table:table-cell table:style-name="ce7" office:value-type="string" calcext:value-type="string">
            <text:p>Регистрация успешна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office:value-type="string" calcext:value-type="string">
            <text:p>Требования к "Password" минимум одна цифра</text:p>
          </table:table-cell>
          <table:table-cell table:style-name="ce4" office:value-type="string" calcext:value-type="string">
            <text:p>Password 1Ftyuibi все поля заполнены, в том числе необязательное: Name: "Katya", Surname: "Katina", email: "katya1@gmail.com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7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2" office:value-type="date" office:date-value="2021-01-20" calcext:value-type="date">
            <text:p>20.1</text:p>
          </table:table-cell>
          <table:table-cell table:style-name="ce5" office:value-type="string" calcext:value-type="string">
            <text:p>Требования к "Password" минимум одна цифра</text:p>
          </table:table-cell>
          <table:table-cell table:style-name="ce5" office:value-type="string" calcext:value-type="string">
            <text:p>Password Qwertyui все поля заполнены, в том числе необязательное: Name: "Katya", Surname: "Katina", email: "katya1@gmail.com" </text:p>
          </table:table-cell>
          <table:table-cell table:style-name="ce1" office:value-type="string" calcext:value-type="string">
            <text:p>Error</text:p>
          </table:table-cell>
          <table:table-cell table:style-name="ce7" office:value-type="string" calcext:value-type="string">
            <text:p>Регистрация успешна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Требования к "Password" нельзя пробелы</text:p>
          </table:table-cell>
          <table:table-cell table:style-name="ce5" office:value-type="string" calcext:value-type="string">
            <text:p>Password Qwerty ui все поля заполнены, в том числе необязательное: Name: "Katya", Surname: "Katina", email: "katya1@gmail.com"</text:p>
          </table:table-cell>
          <table:table-cell table:style-name="ce1" office:value-type="string" calcext:value-type="string">
            <text:p>Error</text:p>
          </table:table-cell>
          <table:table-cell table:style-name="ce7" office:value-type="string" calcext:value-type="string">
            <text:p>Регистрация успешна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Поле "Name"</text:p>
          </table:table-cell>
          <table:table-cell table:number-columns-repeated="6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Требования к "Name" можно цифры</text:p>
          </table:table-cell>
          <table:table-cell table:style-name="ce1" office:value-type="string" calcext:value-type="string">
            <text:p>Name Katya1 заполнены только обязательные поля Email: katya1@gmail.com, Password 12345678F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5" office:value-type="string" calcext:value-type="string">
            <text:p>Требования к "Name" можно цифры, заполнены все поля</text:p>
          </table:table-cell>
          <table:table-cell table:style-name="ce1" office:value-type="string" calcext:value-type="string">
            <text:p>Name: Katya1 все поля заполнены, в том числе необязательное: Password 1234567F Surname: "Katina", email: "katya1@gmail.com"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5" office:value-type="string" calcext:value-type="string">
            <text:p>Требования к "Name" можно символ -</text:p>
          </table:table-cell>
          <table:table-cell table:style-name="ce1" office:value-type="string" calcext:value-type="string">
            <text:p>Name: Kat-ya заполнены только обязательные поля Email: katya1@gmail.com, Password 12345678F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5" office:value-type="string" calcext:value-type="string">
            <text:p>Требования к "Name" можно символ - заполнены все поля</text:p>
          </table:table-cell>
          <table:table-cell table:style-name="ce5" office:value-type="string" calcext:value-type="string">
            <text:p>Name: Kat-ya все поля заполнены, в том числе необязательное: Password 1234567F Surname: "Katina", email: "katya1@gmail.com"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5" office:value-type="string" calcext:value-type="string">
            <text:p>Требования к "Name" можно пробел между символами</text:p>
          </table:table-cell>
          <table:table-cell table:style-name="ce5" office:value-type="string" calcext:value-type="string">
            <text:p>Name: Kat ya заполнены только обязательные поля Email: katya1@gmail.com, Password 12345678F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5" office:value-type="string" calcext:value-type="string">
            <text:p>Требования к "Name" можно пробел между символами, все поля заполнены</text:p>
          </table:table-cell>
          <table:table-cell table:style-name="ce5" office:value-type="string" calcext:value-type="string">
            <text:p>Name: Kat ya все поля заполнены, в том числе необязательное: Password 1234567F Surname: "Katina", email: "katya1@gmail.com"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5" office:value-type="string" calcext:value-type="string">
            <text:p>Требования к "Name" нельзя пробел до имени и после</text:p>
          </table:table-cell>
          <table:table-cell table:style-name="ce1" office:value-type="string" calcext:value-type="string">
            <text:p>Name: (пробел)Katya(пробел) все поля заполнены, в том числе необязательное: Password 1234567F Surname: "Katina", email: "katya1@gmail.com"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5" office:value-type="string" calcext:value-type="string">
            <text:p>Требования к "Name" минимум одна буква</text:p>
          </table:table-cell>
          <table:table-cell table:style-name="ce5" office:value-type="string" calcext:value-type="string">
            <text:p>Name: K все поля заполнены, в том числе необязательное: Password 1234567F Surname: "Katina", email: "katya1@gmail.com"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Требования к "Name" минимум одна буква, заполнены только обязательные поля</text:p>
          </table:table-cell>
          <table:table-cell table:style-name="ce1" office:value-type="string" calcext:value-type="string">
            <text:p>Name: K, заполнены только <text:s/>обязательные поля email: "katya1@gmail.com", Password 1234567F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Требования к ''Name" максимум 64 символа, заполнены все поля</text:p>
          </table:table-cell>
          <table:table-cell table:style-name="ce1" office:value-type="string" calcext:value-type="string">
            <text:p>Name "Hornnndnnnnuhudgiugigvgfygrigidfgougtiugf7tfihd7vvydiyfgdiyg7tf" Surname: "Katina" email: "katya1@gmail.com" Password 1234567F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Граничные значения в name: 63 символа все поля заполнены</text:p>
          </table:table-cell>
          <table:table-cell table:style-name="ce5" office:value-type="string" calcext:value-type="string">
            <text:p>Name "Hornnndnnnnuhudgiugigvgfygrigidfgougtiugf7tfihd7vvydiyfgdiyg7t" Surname: "Katina" email: "katya1@gmail.com" Password 1234567F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5" office:value-type="string" calcext:value-type="string">
            <text:p>Граничные значения в name: 65 символов все поля заполнены</text:p>
          </table:table-cell>
          <table:table-cell table:style-name="ce1" office:value-type="string" calcext:value-type="string">
            <text:p>Name "Hornnndnnnnuhudgiugigvgfygrigidfgougtiugf7tfihd7vvydiyfgdiyg7fg" Surname: "Katina" email: "katya1@gmail.com" Password 1234567F</text:p>
          </table:table-cell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5" office:value-type="string" calcext:value-type="string">
            <text:p>Требования к "Name" можно апостроф '</text:p>
          </table:table-cell>
          <table:table-cell table:style-name="ce5" office:value-type="string" calcext:value-type="string">
            <text:p>Name: Kat'ya заполнены только обязательные поля Email: katya1@gmail.com, Password 12345678F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Требования к "Name" можно апостроф '</text:p>
          </table:table-cell>
          <table:table-cell table:style-name="ce1" office:value-type="string" calcext:value-type="string">
            <text:p>Name: Kat'ya <text:s/>все поля заполнены, в том числе необязательные: Password 1234567F Surname: "Katina", email: "katya1@gmail.com"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Поле "Email"</text:p>
          </table:table-cell>
          <table:table-cell table:number-columns-repeated="6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Требования к "Email" можно точку "."</text:p>
          </table:table-cell>
          <table:table-cell table:style-name="ce7" office:value-type="string" calcext:value-type="string">
            <text:p>Email: "kat.ya1@gmail.com" Name: Katya <text:s/>Password 1234567F все поля заполнены, в том числе необязательные: Surname: "Katina"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5" office:value-type="string" calcext:value-type="string">
            <text:p>Требования к "Email" можно точку "."</text:p>
          </table:table-cell>
          <table:table-cell table:style-name="ce7" office:value-type="string" calcext:value-type="string">
            <text:p>Email: kat.ya1@gmail.com Name: Katya Password: 1234567F <text:s/>заполнены только обязательные поля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Требования к "Email" можно нижнее подчеркивание "_"</text:p>
          </table:table-cell>
          <table:table-cell table:style-name="ce1" office:value-type="string" calcext:value-type="string">
            <text:p>Email: "kat_ya1@gmail.com", Password: 1234567F все поля заполнены, в том числе необязательные: Name: "Katya", Surname: "Katina", 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5" office:value-type="string" calcext:value-type="string">
            <text:p>Требования к "Email" можно нижнее подчеркивание "_"</text:p>
          </table:table-cell>
          <table:table-cell table:style-name="ce5" office:value-type="string" calcext:value-type="string">
            <text:p>Email: "kat_ya1@gmail.com", Password: 1234567F Name: "Katya" заполнены только обязательные поля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Требования к "Email" можно тире "-"</text:p>
          </table:table-cell>
          <table:table-cell table:style-name="ce1" office:value-type="string" calcext:value-type="string">
            <text:p>Email: "kat-ya1@gmail.com", Password: 1234567F Name: "Katya", <text:s/>все поля заполнены, в том числе необязательные: Surname: "Katina", 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Требования к "Email" можно тире "-"</text:p>
          </table:table-cell>
          <table:table-cell table:style-name="ce1" office:value-type="string" calcext:value-type="string">
            <text:p>Email: "kat-ya1@gmail.com", Password: 1234567F Name: "Katya" заполнены только обязательные поля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Нельзя спецсимволы перед словами</text:p>
          </table:table-cell>
          <table:table-cell table:style-name="ce1" office:value-type="string" calcext:value-type="string">
            <text:p>Email: "@katya1@gmail.com", Password: 1234567F Name: "Katya", <text:s/>все поля заполнены, в том числе необязательные: Surname: "Katina", 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Нельзя спецсимволы перед словами</text:p>
          </table:table-cell>
          <table:table-cell table:style-name="ce1" office:value-type="string" calcext:value-type="string">
            <text:p>Email: "()katya1@gmail.com", Password: 1234567F Name: "Katya", <text:s/>все поля заполнены, в том числе необязательные: Surname: "Katina", 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Минимум 5 символов до @</text:p>
          </table:table-cell>
          <table:table-cell table:style-name="ce1" office:value-type="string" calcext:value-type="string">
            <text:p>5 символов до @ Email: "katya@gmail.com", Password: 1234567F Name: "Katya", <text:s/>все поля заполнены, в том числе необязательные: Surname: "Katina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Минимум 5 символов до @</text:p>
          </table:table-cell>
          <table:table-cell table:style-name="ce8" office:value-type="string" calcext:value-type="string">
            <text:p>5 символов до @ Email: "katya@gmail.com", Password: 1234567F Name: "Katya" заполнены только обязательные поля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5" office:value-type="string" calcext:value-type="string">
            <text:p>Минимум 5 символов до @</text:p>
          </table:table-cell>
          <table:table-cell table:style-name="ce1" office:value-type="string" calcext:value-type="string">
            <text:p>4 символа до @ Email: "katy@gmail.com", Password: 1234567F Name: "Katya", <text:s/>все поля заполнены, в том числе необязательные: Surname: "Katina"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Минимум 5 символов до @</text:p>
          </table:table-cell>
          <table:table-cell table:style-name="ce1" office:value-type="string" calcext:value-type="string">
            <text:p>4 символа до @ Email: "katy@gmail.com", Password: 1234567F Name: "Katya" заполнены только обязательные поля</text:p>
          </table:table-cell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Максимум 128 символов до @</text:p>
          </table:table-cell>
          <table:table-cell table:style-name="ce1" office:value-type="string" calcext:value-type="string">
            <text:p>128 символов до @ Email: Hbhdfvbzdkfjvblifbvkufbgvlifbdjbfviudlubf234bfvjbvbdfbihuhueshfhuhfhfhqygilydfvygsuhkutfztsdjhhvtctffvdcegvgkuefguefcvgrftr6468y@gmail.com Password: 1234567F Name: "Katya", <text:s/>все поля заполнены, в том числе необязательные: Surname: "Katina"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5" office:value-type="string" calcext:value-type="string">
            <text:p>Максимум 128 символов до @</text:p>
          </table:table-cell>
          <table:table-cell table:style-name="ce5" office:value-type="string" calcext:value-type="string">
            <text:p>129 символов до @ Email: Hebhdfvbzdkfjvblifbvkufbgvlifbdjbfviudlubf234bfvjbvbdfbihuhueshfhuhfhfhqygilydfvygsuhkutfztsdjhhvtctffvdcegvgkuefguefcvgrftr6468y@gmail.com Password: 1234567F Name: "Katya", все поля заполнены, в том числе необязательные: Surname: "Katina"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 office:value-type="string" calcext:value-type="string">
            <text:p>Максимум 128 символов до @</text:p>
          </table:table-cell>
          <table:table-cell table:style-name="ce1" office:value-type="string" calcext:value-type="string">
            <text:p>129 символов до @ Email: Hebhdfvbzdkfjvblifbvkufbgvlifbdjbfviudlubf234bfvjbvbdfbihuhueshfhuhfhfhqygilydfvygsuhkutfztsdjhhvtctffvdcegvgkuefguefcvgrftr6468y@gmail.com Password: 1234567F Name: "Katya", заполнены только обязательные поля</text:p>
          </table:table-cell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5" office:value-type="string" calcext:value-type="string">
            <text:p>Наличие @ обязательно</text:p>
          </table:table-cell>
          <table:table-cell table:style-name="ce1" office:value-type="string" calcext:value-type="string">
            <text:p>Email: "katya1@gmail.com", Password: 1234567F Name: "Katya", <text:s/>все поля заполнены, в том числе необязательные: Surname: "Katina", 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5" office:value-type="string" calcext:value-type="string">
            <text:p>Наличие @ обязательно</text:p>
          </table:table-cell>
          <table:table-cell table:style-name="ce1" office:value-type="string" calcext:value-type="string">
            <text:p>Email: "katya1@gmail.com", Password: 1234567F Name: "Katya", <text:s/>заполнены только обязательные поля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Наличие @ обязательно</text:p>
          </table:table-cell>
          <table:table-cell table:style-name="ce1" office:value-type="string" calcext:value-type="string">
            <text:p>Email: "katya1gmail.com", Password: 1234567F Name: "Katya", <text:s/>все поля заполнены, в том числе необязательные: Surname: "Katina", 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Наличие @ обязательно</text:p>
          </table:table-cell>
          <table:table-cell table:style-name="ce1" office:value-type="string" calcext:value-type="string">
            <text:p>Email: "katya1gmail.com", Password: 1234567F Name: "Katya", <text:s/>заполнены только обязательные поля</text:p>
          </table:table-cell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Наличие точки "." после @ обязательно</text:p>
          </table:table-cell>
          <table:table-cell table:style-name="ce1" office:value-type="string" calcext:value-type="string">
            <text:p>Email: "katya1@gmail.com", Password: 1234567F Name: "Katya", <text:s/>все поля заполнены, в том числе необязательные: Surname: "Katina", 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5" office:value-type="string" calcext:value-type="string">
            <text:p>Наличие точки "." после @ обязательно</text:p>
          </table:table-cell>
          <table:table-cell table:style-name="ce1" office:value-type="string" calcext:value-type="string">
            <text:p>Email: "katya1@gmail.com", Password: 1234567F Name: "Katya", <text:s/>заполнены только обязательные поля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5" office:value-type="string" calcext:value-type="string">
            <text:p>Наличие точки "." после @ обязательно</text:p>
          </table:table-cell>
          <table:table-cell table:style-name="ce5" office:value-type="string" calcext:value-type="string">
            <text:p>Email: "katya1@gmailcom", Password: 1234567F Name: "Katya", все поля заполнены, в том числе необязательные: Surname: "Katina",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Минимум 2 буквы после @</text:p>
          </table:table-cell>
          <table:table-cell table:style-name="ce1" office:value-type="string" calcext:value-type="string">
            <text:p>Email: "katya1@gm.com", Password: 1234567F Name: "Katya", все поля заполнены, в том числе необязательные: Surname: "Katina",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5" office:value-type="string" calcext:value-type="string">
            <text:p>Минимум 2 буквы после @</text:p>
          </table:table-cell>
          <table:table-cell table:style-name="ce1" office:value-type="string" calcext:value-type="string">
            <text:p>Email: "katya1@gm.com", Password: 1234567F Name: "Katya", заполнены только обязательные поля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5" office:value-type="string" calcext:value-type="string">
            <text:p>Минимум 2 буквы после @</text:p>
          </table:table-cell>
          <table:table-cell table:style-name="ce1" office:value-type="string" calcext:value-type="string">
            <text:p>1 буква после @ Email: "katya1@g.com", Password: 1234567F Name: "Katya", все поля заполнены, в том числе необязательные: Surname: "Katina",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Минимум 2 буквы после @</text:p>
          </table:table-cell>
          <table:table-cell table:style-name="ce1" office:value-type="string" calcext:value-type="string">
            <text:p>1 буква после @ Email: "katya1@g.com", Password: 1234567F Name: "Katya" заполнены только обязательные поля</text:p>
          </table:table-cell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Максимум 64 буквы после @</text:p>
          </table:table-cell>
          <table:table-cell table:style-name="ce1" office:value-type="string" calcext:value-type="string">
            <text:p>64 буквы после @ Email: katya1@hdbhdfvbzdkfjvblifbvkufbgvlifbdjbfviudlubf234bfvjbvbdfbihuhueshf.com Password: 1234567F Name: "Katya", все поля заполнены, в том числе необязательные: Surname: "Katina",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5" office:value-type="string" calcext:value-type="string">
            <text:p>Максимум 64 буквы после @</text:p>
          </table:table-cell>
          <table:table-cell table:style-name="ce1" office:value-type="string" calcext:value-type="string">
            <text:p>64 буквы после @ Email: katya1@hdbhdfvbzdkfjvblifbvkufbgvlifbdjbfviudlubf234bfvjbvbdfbihuhueshf.com Password: 1234567F Name: "Katya", заполнены только обязательные поля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5" office:value-type="string" calcext:value-type="string">
            <text:p>Максимум 64 буквы после @</text:p>
          </table:table-cell>
          <table:table-cell table:style-name="ce1" office:value-type="string" calcext:value-type="string">
            <text:p>65 букв после @ Email: katya1@hdbhdfvbzdkfjvblifbvkufbgvlifbdjbfviudlubf234bfvjbvbdfbihuhueshfq.com Password: 1234567F Name: "Katya", <text:s/>все поля заполнены, в том числе необязательные: Surname: "Katina",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 office:value-type="string" calcext:value-type="string">
            <text:p>Максимум 64 буквы после @</text:p>
          </table:table-cell>
          <table:table-cell table:style-name="ce5" office:value-type="string" calcext:value-type="string">
            <text:p>65 букв после @ Email: katya1@hdbhdfvbzdkfjvblifbvkufbgvlifbdjbfviudlubf234bfvjbvbdfbihuhueshfq.com Password: 1234567F Name: "Katya", заполнены только обязательные поля</text:p>
          </table:table-cell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Минимум 2 буквы после <text:s/>точки"."</text:p>
          </table:table-cell>
          <table:table-cell table:style-name="ce5" office:value-type="string" calcext:value-type="string">
            <text:p>Email: "katya1@gmail.ru", Password: 1234567F Name: "Katya", все поля заполнены, в том числе необязательные: Surname: "Katina",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5" office:value-type="string" calcext:value-type="string">
            <text:p>Минимум 2 буквы после точки"."</text:p>
          </table:table-cell>
          <table:table-cell table:style-name="ce5" office:value-type="string" calcext:value-type="string">
            <text:p>Email: "katya1@gmail.ru", Password: 1234567F Name: "Katya", заполнены только обязательные поля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5" office:value-type="string" calcext:value-type="string">
            <text:p>Минимум 2 буквы после точки"."</text:p>
          </table:table-cell>
          <table:table-cell table:style-name="ce5" office:value-type="string" calcext:value-type="string">
            <text:p>1 буква после точки Email: "katya1@gmail.r", Password: 1234567F Name: "Katya", все поля заполнены, в том числе необязательные: Surname: "Katina",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6" office:value-type="string" calcext:value-type="string">
            <text:p>Минимум 2 буквы после точки"."</text:p>
          </table:table-cell>
          <table:table-cell table:style-name="ce5" office:value-type="string" calcext:value-type="string">
            <text:p>1 буква после точки Email: "katya1@gmail.r", Password: 1234567F Name: "Katya", заполнены только обязательные поля</text:p>
          </table:table-cell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Максимум 24 буквы после точки "." </text:p>
          </table:table-cell>
          <table:table-cell table:style-name="ce5" office:value-type="string" calcext:value-type="string">
            <text:p>Email: "katya1@gmail.Hdbhdfvbzdkfjvblifbvkufb", Password: 1234567F Name: "Katya", все поля заполнены, в том числе необязательные: Surname: "Katina",</text:p>
          </table:table-cell>
          <table:table-cell table:number-columns-repeated="2"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5" office:value-type="string" calcext:value-type="string">
            <text:p>Максимум 24 буквы после точки "."</text:p>
          </table:table-cell>
          <table:table-cell table:style-name="ce1" office:value-type="string" calcext:value-type="string">
            <text:p>Email: "katya1@gmail.Hdbhdfvbzdkfjvblifbvkufb", Password: 1234567F Name: "Katya", заполнены только обязательные поля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1" office:value-type="string" calcext:value-type="string">
            <text:p>Error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4" office:value-type="string" calcext:value-type="string">
            <text:p>Максимум 24 буквы после точки "."</text:p>
          </table:table-cell>
          <table:table-cell table:style-name="ce1" office:value-type="string" calcext:value-type="string">
            <text:p>25 букв после точки Email: "katya1@gmail.Hdbhdfvbzdkfjvblifbvkufbg", Password: 1234567F Name: "Katya", все поля заполнены, в том числе необязательные: Surname: "Katina",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Регистрация успешна</text:p>
          </table:table-cell>
          <table:table-cell table:style-name="ce9" office:value-type="string" calcext:value-type="string">
            <text:p>Fail</text:p>
          </table:table-cell>
          <table:table-cell table:number-columns-repeated="58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5" office:value-type="string" calcext:value-type="string">
            <text:p>Максимум 24 буквы после точки "."</text:p>
          </table:table-cell>
          <table:table-cell table:style-name="ce5" office:value-type="string" calcext:value-type="string">
            <text:p>25 букв после точки Email: "katya1@gmail.Hdbhdfvbzdkfjvblifbvkufbg", Password: 1234567F Name: "Katya", заполнены только обязательные поля</text:p>
          </table:table-cell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Pass</text:p>
          </table:table-cell>
          <table:table-cell table:number-columns-repeated="58"/>
        </table:table-row>
        <table:table-row table:style-name="ro2">
          <table:table-cell/>
          <table:table-cell table:style-name="ce17" office:value-type="string" calcext:value-type="string">
            <text:p>UI ошибки интерфейса</text:p>
          </table:table-cell>
          <table:table-cell table:style-name="ce21" office:value-type="string" calcext:value-type="string">
            <text:p>ОР</text:p>
          </table:table-cell>
          <table:table-cell table:style-name="ce21" office:value-type="string" calcext:value-type="string">
            <text:p>ФР</text:p>
          </table:table-cell>
          <table:table-cell table:number-columns-repeated="60"/>
        </table:table-row>
        <table:table-row table:style-name="ro3">
          <table:table-cell table:style-name="ce1" office:value-type="string" calcext:value-type="string">
            <text:p>UI1</text:p>
          </table:table-cell>
          <table:table-cell table:style-name="ce18" office:value-type="string" calcext:value-type="string">
            <text:p>Пропущена буква в названии поля “Surname”</text:p>
          </table:table-cell>
          <table:table-cell table:style-name="ce18" office:value-type="string" calcext:value-type="string">
            <text:p>Surname или Last name</text:p>
          </table:table-cell>
          <table:table-cell table:style-name="ce18" office:value-type="string" calcext:value-type="string">
            <text:p>Surame</text:p>
          </table:table-cell>
          <table:table-cell table:number-columns-repeated="60"/>
        </table:table-row>
        <table:table-row table:style-name="ro3">
          <table:table-cell table:style-name="ce1" office:value-type="string" calcext:value-type="string">
            <text:p>UI2</text:p>
          </table:table-cell>
          <table:table-cell table:style-name="ce18" office:value-type="string" calcext:value-type="string">
            <text:p>Надпись на кнопке Submit съехала вправо</text:p>
          </table:table-cell>
          <table:table-cell table:style-name="ce18" office:value-type="string" calcext:value-type="string">
            <text:p>Надпись на кнопке Submit по центру</text:p>
          </table:table-cell>
          <table:table-cell table:style-name="ce18" office:value-type="string" calcext:value-type="string">
            <text:p>надпись съехала вправо</text:p>
          </table:table-cell>
          <table:table-cell table:number-columns-repeated="60"/>
        </table:table-row>
        <table:table-row table:style-name="ro3">
          <table:table-cell table:style-name="ce1" office:value-type="string" calcext:value-type="string">
            <text:p>UI3</text:p>
          </table:table-cell>
          <table:table-cell table:style-name="ce18" office:value-type="string" calcext:value-type="string">
            <text:p>Пропущены пробелы в шапке “ITCareerToday web form”</text:p>
          </table:table-cell>
          <table:table-cell table:style-name="ce18" office:value-type="string" calcext:value-type="string">
            <text:p>“IT career today web form”</text:p>
          </table:table-cell>
          <table:table-cell table:style-name="ce18" office:value-type="string" calcext:value-type="string">
            <text:p>“ITCareerToday web form”</text:p>
          </table:table-cell>
          <table:table-cell table:number-columns-repeated="60"/>
        </table:table-row>
        <table:table-row table:style-name="ro4">
          <table:table-cell table:style-name="ce12" office:value-type="string" calcext:value-type="string">
            <text:p>UI4</text:p>
          </table:table-cell>
          <table:table-cell table:style-name="ce18" office:value-type="string" calcext:value-type="string">
            <text:p>Дублируется слово “Error” в окне ошибки при регистрации</text:p>
          </table:table-cell>
          <table:table-cell table:style-name="ce22" office:value-type="string" calcext:value-type="string">
            <text:p>Error: all fields are required </text:p>
          </table:table-cell>
          <table:table-cell table:style-name="ce18" office:value-type="string" calcext:value-type="string">
            <text:p>Error: Error: All Fields are Required</text:p>
          </table:table-cell>
          <table:table-cell table:number-columns-repeated="60"/>
        </table:table-row>
        <table:table-row table:style-name="ro4">
          <table:table-cell table:style-name="ce12" office:value-type="string" calcext:value-type="string">
            <text:p>UI5</text:p>
          </table:table-cell>
          <table:table-cell table:style-name="ce18" office:value-type="string" calcext:value-type="string">
            <text:p>Не нужно всплывающее окно “All fields are required” – обязательные поля не все</text:p>
          </table:table-cell>
          <table:table-cell table:style-name="ce23" office:value-type="string" calcext:value-type="string">
            <text:p>Всплывающее окно “Complete the required fields”</text:p>
          </table:table-cell>
          <table:table-cell table:style-name="ce18" office:value-type="string" calcext:value-type="string">
            <text:p>Error: Error: All Fields are Required</text:p>
          </table:table-cell>
          <table:table-cell table:number-columns-repeated="60"/>
        </table:table-row>
        <table:table-row table:style-name="ro4" table:number-rows-repeated="104848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ocs-Roboto" svg:font-family="Docs-Roboto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16:01:39.562958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29T17:33:37.536178363</dc:date>
    <meta:editing-duration>PT5M47S</meta:editing-duration>
    <meta:editing-cycles>2</meta:editing-cycles>
    <meta:document-statistic meta:table-count="1" meta:cell-count="483" meta:object-count="0"/>
  </office:meta>
</office:document-meta>
</file>